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776cm"/>
    </style:style>
    <style:style style:name="co24" style:family="table-column">
      <style:table-column-properties fo:break-before="auto" style:column-width="7.865cm"/>
    </style:style>
    <style:style style:name="co25" style:family="table-column">
      <style:table-column-properties fo:break-before="auto" style:column-width="0.981cm"/>
    </style:style>
    <style:style style:name="co26" style:family="table-column">
      <style:table-column-properties fo:break-before="auto" style:column-width="1.127cm"/>
    </style:style>
    <style:style style:name="co27" style:family="table-column">
      <style:table-column-properties fo:break-before="auto" style:column-width="1.05cm"/>
    </style:style>
    <style:style style:name="co28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8.13cm"/>
    </style:style>
    <style:style style:name="co29" style:family="table-column">
      <style:table-column-properties fo:break-before="auto" style:column-width="0.97cm"/>
    </style:style>
    <style:style style:name="co16" style:family="table-column">
      <style:table-column-properties fo:break-before="auto" style:column-width="1.783cm"/>
    </style:style>
    <style:style style:name="co17" style:family="table-column">
      <style:table-column-properties fo:break-before="auto" style:column-width="6.618cm"/>
    </style:style>
    <style:style style:name="co30" style:family="table-column">
      <style:table-column-properties fo:break-before="auto" style:column-width="0.769cm"/>
    </style:style>
    <style:style style:name="co31" style:family="table-column">
      <style:table-column-properties fo:break-before="auto" style:column-width="0.917cm"/>
    </style:style>
    <style:style style:name="co3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574cm"/>
    </style:style>
    <style:style style:name="co18" style:family="table-column">
      <style:table-column-properties fo:break-before="auto" style:column-width="0.822cm"/>
    </style:style>
    <style:style style:name="co19" style:family="table-column">
      <style:table-column-properties fo:break-before="auto" style:column-width="0.67cm"/>
    </style:style>
    <style:style style:name="co20" style:family="table-column">
      <style:table-column-properties fo:break-before="auto" style:column-width="6.937cm"/>
    </style:style>
    <style:style style:name="co21" style:family="table-column">
      <style:table-column-properties fo:break-before="auto" style:column-width="1.286cm"/>
    </style:style>
    <style:style style:name="co22" style:family="table-column">
      <style:table-column-properties fo:break-before="auto" style:column-width="0.582cm"/>
    </style:style>
    <style:style style:name="co33" style:family="table-column">
      <style:table-column-properties fo:break-before="auto" style:column-width="1.39cm"/>
    </style:style>
    <style:style style:name="co34" style:family="table-column">
      <style:table-column-properties fo:break-before="auto" style:column-width="7.059cm"/>
    </style:style>
    <style:style style:name="co35" style:family="table-column">
      <style:table-column-properties fo:break-before="auto" style:column-width="2.141cm"/>
    </style:style>
    <style:style style:name="co36" style:family="table-column">
      <style:table-column-properties fo:break-before="auto" style:column-width="2.508cm"/>
    </style:style>
    <style:style style:name="co37" style:family="table-column">
      <style:table-column-properties fo:break-before="auto" style:column-width="3.007cm"/>
    </style:style>
    <style:style style:name="co38" style:family="table-column">
      <style:table-column-properties fo:break-before="auto" style:column-width="2.665cm"/>
    </style:style>
    <style:style style:name="co39" style:family="table-column">
      <style:table-column-properties fo:break-before="auto" style:column-width="1.485cm"/>
    </style:style>
    <style:style style:name="co40" style:family="table-column">
      <style:table-column-properties fo:break-before="auto" style:column-width="2.402cm"/>
    </style:style>
    <style:style style:name="co41" style:family="table-column">
      <style:table-column-properties fo:break-before="auto" style:column-width="1.9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oA" table:style-name="ta1" table:print="false">
        <table:table-column table:style-name="co33" table:default-cell-style-name="Default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3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/>
          <table:table-cell table:style-name="ce3" office:value-type="string" table:number-columns-spanned="7" table:number-rows-spanned="1">
            <text:p>Expo</text:p>
          </table:table-cell>
          <table:covered-table-cell table:number-columns-repeated="6" table:style-name="Default"/>
          <table:table-cell/>
        </table:table-row>
        <table:table-row table:style-name="ro3">
          <table:table-cell/>
          <table:table-cell table:style-name="Default"/>
          <table:table-cell table:style-name="Default" office:value-type="string">
            <text:p>Contenido 5</text:p>
          </table:table-cell>
          <table:table-cell table:style-name="Default" office:value-type="string">
            <text:p>Aplicaciones 5</text:p>
          </table:table-cell>
          <table:table-cell table:style-name="Default" office:value-type="string">
            <text:p>Informe, Diapos 3</text:p>
          </table:table-cell>
          <table:table-cell table:style-name="Default" office:value-type="string">
            <text:p>Conocimiento 3</text:p>
          </table:table-cell>
          <table:table-cell table:style-name="Default" office:value-type="string">
            <text:p>Pregs 2</text:p>
          </table:table-cell>
          <table:table-cell table:style-name="Default" office:value-type="string">
            <text:p>Puntualidad 2</text:p>
          </table:table-cell>
          <table:table-cell table:style-name="Default" office:value-type="string">
            <text:p>TOTA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VAREZ MAMANI, RICHARD WILLY</text:p>
          </table:table-cell>
          <table:table-cell table:number-columns-repeated="6"/>
          <table:table-cell table:formula="of:=SUM([.C4:.H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AZA HUMPIRE, JAVIER AUGUSTO</text:p>
          </table:table-cell>
          <table:table-cell table:number-columns-repeated="6"/>
          <table:table-cell table:formula="of:=SUM([.C5:.H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CALLO MOLINA, CRISTHIAN</text:p>
          </table:table-cell>
          <table:table-cell table:number-columns-repeated="6"/>
          <table:table-cell table:formula="of:=SUM([.C6:.H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MBI ROSALES, EDDU JUNIOR</text:p>
          </table:table-cell>
          <table:table-cell table:number-columns-repeated="6"/>
          <table:table-cell table:formula="of:=SUM([.C7:.H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CHACHIN PAYVA, AARON ABDON</text:p>
          </table:table-cell>
          <table:table-cell table:number-columns-repeated="6"/>
          <table:table-cell table:formula="of:=SUM([.C8:.H8]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ORDOVA PUMA, STEVEN AARON</text:p>
          </table:table-cell>
          <table:table-cell table:number-columns-repeated="6" office:value-type="float" office:value="0">
            <text:p>0</text:p>
          </table:table-cell>
          <table:table-cell table:formula="of:=SUM([.C9:.H9])" office:value-type="float" office:value="0">
            <text:p>0</text:p>
          </table:table-cell>
          <table:table-cell office:value-type="string">
            <text:p>Proc Lenguaje 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UZ CHOQUEHUANCA, DAVID</text:p>
          </table:table-cell>
          <table:table-cell table:number-columns-repeated="6"/>
          <table:table-cell table:formula="of:=SUM([.C10:.H1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ERNANDEZ SALGADO, JERSON</text:p>
          </table:table-cell>
          <table:table-cell table:number-columns-repeated="6"/>
          <table:table-cell table:formula="of:=SUM([.C11:.H1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ORES PAMPA, ALEJANDRO RODRIGO</text:p>
          </table:table-cell>
          <table:table-cell table:number-columns-repeated="6"/>
          <table:table-cell table:formula="of:=SUM([.C12:.H1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UERRA VIDAL, MARIA ALEJANDRA</text:p>
          </table:table-cell>
          <table:table-cell table:number-columns-repeated="6"/>
          <table:table-cell table:formula="of:=SUM([.C13:.H1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UARSAYA RIVERA, JAIME</text:p>
          </table:table-cell>
          <table:table-cell table:number-columns-repeated="6"/>
          <table:table-cell table:formula="of:=SUM([.C14:.H1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UAYHUA PACO, ELEO ROMARIO</text:p>
          </table:table-cell>
          <table:table-cell table:number-columns-repeated="6"/>
          <table:table-cell table:formula="of:=SUM([.C15:.H1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BAÑEZ HUACHANI, ROY PAUL</text:p>
          </table:table-cell>
          <table:table-cell table:number-columns-repeated="6"/>
          <table:table-cell table:formula="of:=SUM([.C16:.H1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AURA BARRIOS, ERICK ANDY</text:p>
          </table:table-cell>
          <table:table-cell table:number-columns-repeated="6"/>
          <table:table-cell table:formula="of:=SUM([.C17:.H1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AUREANO GUTIERREZ, SERGIO FERNANDO</text:p>
          </table:table-cell>
          <table:table-cell table:number-columns-repeated="6"/>
          <table:table-cell table:formula="of:=SUM([.C18:.H1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INA VILLEGAS, RAITH</text:p>
          </table:table-cell>
          <table:table-cell table:number-columns-repeated="6"/>
          <table:table-cell table:formula="of:=SUM([.C19:.H1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NDOZA RODRIGUEZ, MARCO ANTONIO</text:p>
          </table:table-cell>
          <table:table-cell table:number-columns-repeated="6"/>
          <table:table-cell table:formula="of:=SUM([.C20:.H2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UÑOZ ROMANI, AROLDO</text:p>
          </table:table-cell>
          <table:table-cell table:number-columns-repeated="6"/>
          <table:table-cell table:formula="of:=SUM([.C21:.H2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RIHUELA TRUJILLO, WILLIAM</text:p>
          </table:table-cell>
          <table:table-cell table:number-columns-repeated="6"/>
          <table:table-cell table:formula="of:=SUM([.C22:.H22]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ORTIZ MAMANI, WALD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C23:.H23])" office:value-type="float" office:value="14">
            <text:p>14</text:p>
          </table:table-cell>
          <table:table-cell office:value-type="string">
            <text:p>Robotica 3 <text:s text:c="3"/>3:20pm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OVIEDO YAURI, DIEGO KEV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C24:.H24])" office:value-type="float" office:value="14">
            <text:p>14</text:p>
          </table:table-cell>
          <table:table-cell office:value-type="string">
            <text:p>Robotica 3 <text:s text:c="3"/>3:20pm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ALOMINO QUISPE, JEAN PIER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C25:.H25])" office:value-type="float" office:value="14">
            <text:p>14</text:p>
          </table:table-cell>
          <table:table-cell office:value-type="string">
            <text:p>Clustering 1 <text:s text:c="2"/>02:15p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RICAHUA RUIZ, SALOMON </text:p>
          </table:table-cell>
          <table:table-cell table:number-columns-repeated="6"/>
          <table:table-cell table:formula="of:=SUM([.C26:.H2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ORTUGAL RODRIGUEZ, HAROLD GUILLERMO</text:p>
          </table:table-cell>
          <table:table-cell table:number-columns-repeated="6"/>
          <table:table-cell table:formula="of:=SUM([.C27:.H2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RADO CUSSI, DANIEL</text:p>
          </table:table-cell>
          <table:table-cell table:number-columns-repeated="6"/>
          <table:table-cell table:formula="of:=SUM([.C28:.H28]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QUISPE HUMALLA, VIRGILI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29:.H29])" office:value-type="float" office:value="16">
            <text:p>16</text:p>
          </table:table-cell>
          <table:table-cell office:value-type="string">
            <text:p>Proc Lenguaje 2 <text:s/>02:50p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QUISPE SANOMAMANI, LUIS FERNANDO</text:p>
          </table:table-cell>
          <table:table-cell table:number-columns-repeated="6"/>
          <table:table-cell table:formula="of:=SUM([.C30:.H3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AMOS IBEROS, EDWIN</text:p>
          </table:table-cell>
          <table:table-cell table:number-columns-repeated="6"/>
          <table:table-cell table:formula="of:=SUM([.C31:.H3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LAZAR TACO, MARIO</text:p>
          </table:table-cell>
          <table:table-cell table:number-columns-repeated="6"/>
          <table:table-cell table:formula="of:=SUM([.C32:.H32]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ANCHEZ GOMEZ, KEVI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C33:.H33])" office:value-type="float" office:value="14">
            <text:p>14</text:p>
          </table:table-cell>
          <table:table-cell office:value-type="string">
            <text:p>Clustering 1 <text:s text:c="2"/>02:15pm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MA PAUCARA, MIGUEL ANGEL</text:p>
          </table:table-cell>
          <table:table-cell table:number-columns-repeated="6"/>
          <table:table-cell table:formula="of:=SUM([.C34:.H3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MIRE COASACA, BRYAN JUNIOR</text:p>
          </table:table-cell>
          <table:table-cell table:number-columns-repeated="6"/>
          <table:table-cell table:formula="of:=SUM([.C35:.H35]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ACCA BARRANTES, AUDRE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C36:.H36])" office:value-type="float" office:value="14">
            <text:p>14</text:p>
          </table:table-cell>
          <table:table-cell office:value-type="string">
            <text:p>Robotica 3 <text:s text:c="3"/>3:20pm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ICONA BEJARANO, ALEX DANIE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C37:.H37])" office:value-type="float" office:value="14">
            <text:p>14</text:p>
          </table:table-cell>
          <table:table-cell office:value-type="string">
            <text:p>Clustering 1 <text:s text:c="2"/>02:15pm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UPAYACHI MOINA, MIGUEL</text:p>
          </table:table-cell>
          <table:table-cell table:number-columns-repeated="6"/>
          <table:table-cell table:formula="of:=SUM([.C38:.H3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ARGAS MAHANEY, ANGEL ALBERTO</text:p>
          </table:table-cell>
          <table:table-cell table:number-columns-repeated="6"/>
          <table:table-cell table:formula="of:=SUM([.C39:.H3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VEGA COLQUE, MILAGROS ROSARIO</text:p>
          </table:table-cell>
          <table:table-cell table:number-columns-repeated="6"/>
          <table:table-cell table:formula="of:=SUM([.C40:.H40]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ZENTENO CUAQUIRA, RICHAR MIGUE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41:.H41])" office:value-type="float" office:value="16">
            <text:p>16</text:p>
          </table:table-cell>
          <table:table-cell office:value-type="string">
            <text:p>Proc Lenguaje 2 <text:s/>02:50p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float" office:value="40">
            <text:p>40</text:p>
          </table:table-cell>
          <table:table-cell table:style-name="Default" table:number-columns-repeated="8"/>
          <table:table-cell/>
        </table:table-row>
      </table:table>
      <table:table table:name="TeoB" table:style-name="ta1" table:print="false"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BROSIO NEYRA, JHON CES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LDARRAGO SALAS, KLEB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HUANA AGUILAR, DANIA MARIEL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PIO ROJAS, MARCO ANTONI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CAHUA CCAHUA, EDILSO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CAHUANA ROJAS, FRANKLY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CALLA CHOQUE, EDWIN ALEX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AUCCA SACSI, YONATHA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UCHUYRUME MAMANI, NESTO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ALLEGOS VALDIVIA, JUAN JOS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UTIERREZ LLOCLLE, FLO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UITTOCCOLLO QUISPE, DAV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GA HANAMPA, LUIS ANGE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LANOS HUANCA, EDWI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UNA CHOQUECOTA, ALEXANDER GABRIE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CHACA MAMANI, FRANK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NCHEGO MACHACA, RODOLFO ALONS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YTA CONDORI, MOISES ENRIQU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ONTOYA MUÑOZ, SOLANSH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TTA RONDON, MILAGRO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URGA DIAZ, FRANK ALEX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NCEBAY HUILLCAS, TON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REDES APAZA, ISABEL ANGELIC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UCA COLLANQUI, GREGORI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YIHUANCA MAMANI, KEISI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QUIJIA ALVAREZ, MARIA CONCEPCION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QUISPE CCOYA, ROYER MICHAE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QUISPE SOTO, DARWI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IVAS CHIRE, ANTHONY JUANCARLO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ODRIGUEZ ANDRADE, FREDDY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OMERO SOLANO, SHIRLEY AMPARO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ILVA BARREDA, SONALI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ICONA LAURA, KEVIN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ARGAS MARQUEZ, BRAGEAN LUI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VILCA CHUSI, LISBET N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</table:table>
      <table:table table:name="Lun1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5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>
            <text:p>LUNES 3:50 – 5:30PM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>
            <text:p>L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BROSIO NEYRA, JHON CESAR</text:p>
          </table:table-cell>
          <table:table-cell table:number-columns-repeated="4"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PIO ROJAS, MARCO ANTONIO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CAHUANA ROJAS, FRANKLYN</text:p>
          </table:table-cell>
          <table:table-cell table:number-columns-repeated="4" office:value-type="string">
            <text:p>P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UCCA SACSI, YONATHAN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2"/>
          <table:table-cell table:number-columns-repeated="2"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TIERREZ LLOCLLE, FLO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UREANO GUTIERREZ, SERGIO FERNANDO</text:p>
          </table:table-cell>
          <table:table-cell office:value-type="string">
            <text:p>P</text:p>
          </table:table-cell>
          <table:table-cell/>
          <table:table-cell table:number-columns-repeated="5" office:value-type="string">
            <text:p>P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CHACA MAMANI, FRANK</text:p>
          </table:table-cell>
          <table:table-cell table:number-columns-repeated="2"/>
          <table:table-cell table:number-columns-repeated="3" office:value-type="string">
            <text:p>P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NCEBAY HUILLCAS, TONY</text:p>
          </table:table-cell>
          <table:table-cell table:number-columns-repeated="4"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RTIZ MAMANI, WALDIR</text:p>
          </table:table-cell>
          <table:table-cell table:number-columns-repeated="4"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UCA COLLANQUI, GREGORIO</text:p>
          </table:table-cell>
          <table:table-cell/>
          <table:table-cell table:number-columns-repeated="3"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YIHUANCA MAMANI, KEISI YAMILE</text:p>
          </table:table-cell>
          <table:table-cell table:number-columns-repeated="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RADO CUSSI, DANIEL</text:p>
          </table:table-cell>
          <table:table-cell table:number-columns-repeated="4" office:value-type="string">
            <text:p>P</text:p>
          </table:table-cell>
          <table:table-cell/>
          <table:table-cell office:value-type="string">
            <text:p>T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QUIJIA ALVAREZ, MARIA CONCEPCION</text:p>
          </table:table-cell>
          <table:table-cell table:number-columns-repeated="3"/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QUISPE CCOYA, ROYER MICHAEL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MOS IBEROS, EDWIN</text:p>
          </table:table-cell>
          <table:table-cell table:number-columns-repeated="5" office:value-type="string">
            <text:p>P</text:p>
          </table:table-cell>
          <table:table-cell office:value-type="string">
            <text:p>T</text:p>
          </table:table-cell>
          <table:table-cell table:number-columns-repeated="2"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NCHEZ GOMEZ, KEVIN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ILCA CHUSI, LISBET N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ZENTENO CUAQUIRA, RICHAR MIGUEL</text:p>
          </table:table-cell>
          <table:table-cell table:number-columns-repeated="2"/>
          <table:table-cell table:number-columns-repeated="2" office:value-type="string">
            <text:p>P</text:p>
          </table:table-cell>
          <table:table-cell/>
          <table:table-cell office:value-type="string">
            <text:p>T</text:p>
          </table:table-cell>
          <table:table-cell table:number-columns-repeated="10"/>
        </table:table-row>
      </table:table>
      <table:table table:name="Lun2" table:style-name="ta1" table:print="false">
        <table:table-column table:style-name="co28" table:default-cell-style-name="Default"/>
        <table:table-column table:style-name="co2" table:default-cell-style-name="Default"/>
        <table:table-column table:style-name="co29" table:number-columns-repeated="16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>
            <text:p>LUNES 5:40-7:20</text:p>
          </table:table-cell>
          <table:table-cell table:number-columns-repeated="1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>
            <text:p>L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VAREZ MAMANI, RICHARD WILLY</text:p>
          </table:table-cell>
          <table:table-cell table:number-columns-repeated="10" office:value-type="string">
            <text:p>P</text:p>
          </table:table-cell>
          <table:table-cell/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CAHUA CCAHUA, EDILSON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CALLO MOLINA, CRISTHIAN</text:p>
          </table:table-cell>
          <table:table-cell table:number-columns-repeated="2" office:value-type="string">
            <text:p>P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UAYNA PILLCO, ALEXIS FERNANDO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BAÑEZ HUACHANI, ROY PAUL</text:p>
          </table:table-cell>
          <table:table-cell table:number-columns-repeated="2"/>
          <table:table-cell table:number-columns-repeated="2" office:value-type="string">
            <text:p>P</text:p>
          </table:table-cell>
          <table:table-cell/>
          <table:table-cell table:number-columns-repeated="4" office:value-type="string">
            <text:p>P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LANOS HUANCA, EDWIN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YTA CONDORI, MOISES ENRIQUE</text:p>
          </table:table-cell>
          <table:table-cell table:number-columns-repeated="4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NDOZA RODRIGUEZ, MARCO ANTONIO</text:p>
          </table:table-cell>
          <table:table-cell table:number-columns-repeated="6"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URGA DIAZ, FRANK ALEX</text:p>
          </table:table-cell>
          <table:table-cell table:number-columns-repeated="2" office:value-type="string">
            <text:p>P</text:p>
          </table:table-cell>
          <table:table-cell table:number-columns-repeated="4"/>
          <table:table-cell table:number-columns-repeated="2"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VIEDO YAURI, DIEGO KEVIN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LOMINO QUISPE, JEAN PIERT</text:p>
          </table:table-cell>
          <table:table-cell table:number-columns-repeated="5"/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RICAHUA RUIZ, SALOMON </text:p>
          </table:table-cell>
          <table:table-cell table:number-columns-repeated="7"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ORTUGAL RODRIGUEZ, HAROLD GUILLERMO</text:p>
          </table:table-cell>
          <table:table-cell table:number-columns-repeated="9" office:value-type="string">
            <text:p>P</text:p>
          </table:table-cell>
          <table:table-cell office:value-type="string">
            <text:p>T</text:p>
          </table:table-cell>
          <table:table-cell/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QUISPE SANOMAMANI, LUIS FERNANDO</text:p>
          </table:table-cell>
          <table:table-cell table:number-columns-repeated="4"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LAZAR TACO, MARIO</text:p>
          </table:table-cell>
          <table:table-cell office:value-type="string">
            <text:p>P</text:p>
          </table:table-cell>
          <table:table-cell table:number-columns-repeated="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MA PAUCARA, MIGUEL ANGEL</text:p>
          </table:table-cell>
          <table:table-cell table:number-columns-repeated="9" office:value-type="string">
            <text:p>P</text:p>
          </table:table-cell>
          <table:table-cell office:value-type="string">
            <text:p>T</text:p>
          </table:table-cell>
          <table:table-cell/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MIRE COASACA, BRYAN JUNIOR</text:p>
          </table:table-cell>
          <table:table-cell table:number-columns-repeated="4"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ACCA BARRANTES, AUDREY</text:p>
          </table:table-cell>
          <table:table-cell table:number-columns-repeated="6" office:value-type="string">
            <text:p>P</text:p>
          </table:table-cell>
          <table:table-cell/>
          <table:table-cell office:value-type="string">
            <text:p>T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ICONA BEJARANO, ALEX DANIEL</text:p>
          </table:table-cell>
          <table:table-cell/>
          <table:table-cell office:value-type="string">
            <text:p>P</text:p>
          </table:table-cell>
          <table:table-cell table:number-columns-repeated="3"/>
          <table:table-cell table:number-columns-repeated="4" office:value-type="string">
            <text:p>P</text:p>
          </table:table-cell>
          <table:table-cell office:value-type="string">
            <text:p>T</text:p>
          </table:table-cell>
          <table:table-cell table:number-columns-repeated="6"/>
        </table:table-row>
      </table:table>
      <table:table table:name="Mie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30" table:number-columns-repeated="5" table:default-cell-style-name="Default"/>
        <table:table-column table:style-name="co31" table:number-columns-repeated="5" table:default-cell-style-name="Default"/>
        <table:table-column table:style-name="co32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>
            <text:p>Mierc 3:50- 5:30pm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1" office:value-type="string">
            <text:p>L6</text:p>
          </table:table-cell>
          <table:table-cell table:style-name="ce1" office:value-type="string">
            <text:p>L7</text:p>
          </table:table-cell>
          <table:table-cell table:style-name="ce1"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AZA HUMPIRE, JAVIER AUGUSTO</text:p>
          </table:table-cell>
          <table:table-cell table:number-columns-repeated="5" office:value-type="string">
            <text:p>P</text:p>
          </table:table-cell>
          <table:table-cell table:number-columns-repeated="2"/>
          <table:table-cell table:number-columns-repeated="2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CALLA CHOQUE, EDWIN ALEX</text:p>
          </table:table-cell>
          <table:table-cell table:number-columns-repeated="2"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MBI ROSALES, EDDU JUNIOR</text:p>
          </table:table-cell>
          <table:table-cell table:number-columns-repeated="9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CHACHIN PAYVA, AARON ABDON</text:p>
          </table:table-cell>
          <table:table-cell table:number-columns-repeated="9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RDOVA PUMA, STEVEN AARON</text:p>
          </table:table-cell>
          <table:table-cell table:number-columns-repeated="3" office:value-type="string">
            <text:p>P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UZ CHOQUEHUANCA, DAVID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ERNANDEZ SALGADO, JERSON</text:p>
          </table:table-cell>
          <table:table-cell table:number-columns-repeated="2" office:value-type="string">
            <text:p>P</text:p>
          </table:table-cell>
          <table:table-cell table:number-columns-repeated="2"/>
          <table:table-cell table:number-columns-repeated="3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LORES CHOQUEHUANCA, ANDREA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UERRA VIDAL, MARIA ALEJANDRA</text:p>
          </table:table-cell>
          <table:table-cell table:number-columns-repeated="5" office:value-type="string">
            <text:p>P</text:p>
          </table:table-cell>
          <table:table-cell table:number-columns-repeated="2"/>
          <table:table-cell table:number-columns-repeated="2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UARSAYA RIVERA, JAIME</text:p>
          </table:table-cell>
          <table:table-cell table:number-columns-repeated="3"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UAYHUA PACO, ELEO ROMARIO</text:p>
          </table:table-cell>
          <table:table-cell table:number-columns-repeated="5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UITTOCCOLLO QUISPE, DAVID</text:p>
          </table:table-cell>
          <table:table-cell office:value-type="string">
            <text:p>P</text:p>
          </table:table-cell>
          <table:table-cell table:number-columns-repeated="3"/>
          <table:table-cell table:number-columns-repeated="5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AURA BARRIOS, ERICK ANDY</text:p>
          </table:table-cell>
          <table:table-cell table:number-columns-repeated="5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LANOS HUANCA, EDWIN DIONY</text:p>
          </table:table-cell>
          <table:table-cell table:number-columns-repeated="2"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UNA CHOQUECOTA, ALEXANDER GABRIEL</text:p>
          </table:table-cell>
          <table:table-cell table:number-columns-repeated="3" office:value-type="string">
            <text:p>P</text:p>
          </table:table-cell>
          <table:table-cell/>
          <table:table-cell table:number-columns-repeated="5"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UÑOZ ROMANI, AROLDO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ODRIGUEZ ANDRADE, FREDDY</text:p>
          </table:table-cell>
          <table:table-cell table:number-columns-repeated="2"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ALAZAR TACO, MARIO</text:p>
          </table:table-cell>
          <table:table-cell table:number-columns-repeated="2" office:value-type="string">
            <text:p>P</text:p>
          </table:table-cell>
          <table:table-cell table:number-columns-repeated="2"/>
          <table:table-cell table:number-columns-repeated="5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ANCHEZ GOMEZ, KEVIN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UPAYACHI MOINA, MIGUEL DANIEL</text:p>
          </table:table-cell>
          <table:table-cell table:number-columns-repeated="3" office:value-type="string">
            <text:p>P</text:p>
          </table:table-cell>
          <table:table-cell/>
          <table:table-cell table:number-columns-repeated="5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ARGAS MAHANEY, ANGEL ALBERTO</text:p>
          </table:table-cell>
          <table:table-cell table:number-columns-repeated="9"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EGA COLQUE, MILAGROS ROSARIO</text:p>
          </table:table-cell>
          <table:table-cell table:number-columns-repeated="3" office:value-type="string">
            <text:p>P</text:p>
          </table:table-cell>
          <table:table-cell/>
          <table:table-cell table:number-columns-repeated="5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</table:table>
      <table:table table:name="Vie" table:style-name="ta1" table:print="false">
        <table:table-column table:style-name="co3" table:default-cell-style-name="Default"/>
        <table:table-column table:style-name="co15" table:default-cell-style-name="Default"/>
        <table:table-column table:style-name="co18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Viernes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CHEGO MACHACA, RODOLFO ALONSO</text:p>
          </table:table-cell>
          <table:table-cell table:number-columns-repeated="8" office:value-type="string">
            <text:p>P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LDARRAGO SALAS, KLEBER</text:p>
          </table:table-cell>
          <table:table-cell table:number-columns-repeated="4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HUANA AGUILAR, DANIA MARIELA</text:p>
          </table:table-cell>
          <table:table-cell table:number-columns-repeated="8" office:value-type="string">
            <text:p>P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ORES PAMPA, ALEJANDRO RODRIGO</text:p>
          </table:table-cell>
          <table:table-cell table:number-columns-repeated="5"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ALLEGOS VALDIVIA, JUAN JOSE</text:p>
          </table:table-cell>
          <table:table-cell table:number-columns-repeated="3" office:value-type="string">
            <text:p>P</text:p>
          </table:table-cell>
          <table:table-cell table:number-columns-repeated="3"/>
          <table:table-cell table:number-columns-repeated="2" office:value-type="string">
            <text:p>P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GA HANAMPA, LUIS ANGEL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4" office:value-type="string">
            <text:p>P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INA VILLEGAS, RAITH</text:p>
          </table:table-cell>
          <table:table-cell table:number-columns-repeated="3"/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ONTOYA MUÑOZ, SOLANSH</text:p>
          </table:table-cell>
          <table:table-cell table:number-columns-repeated="6" office:value-type="string">
            <text:p>P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OTTA RONDON, MILAGROS</text:p>
          </table:table-cell>
          <table:table-cell table:number-columns-repeated="8" office:value-type="string">
            <text:p>P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RIHUELA TRUJILLO, WILLIAM</text:p>
          </table:table-cell>
          <table:table-cell table:number-columns-repeated="2"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EDES APAZA, ISABEL ANGELICA</text:p>
          </table:table-cell>
          <table:table-cell table:number-columns-repeated="8" office:value-type="string">
            <text:p>P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YIHUANCA MAMANI, KEISI</text:p>
          </table:table-cell>
          <table:table-cell table:number-columns-repeated="6" office:value-type="string">
            <text:p>P</text:p>
          </table:table-cell>
          <table:table-cell/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EREZ LIMA, MARISOL</text:p>
          </table:table-cell>
          <table:table-cell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QUISPE HUMALLA, VIRGILIA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QUISPE SOTO, DARWIN</text:p>
          </table:table-cell>
          <table:table-cell table:number-columns-repeated="3"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IVAS CHIRE, ANTHONY JUANCARLO</text:p>
          </table:table-cell>
          <table:table-cell table:number-columns-repeated="2" office:value-type="string">
            <text:p>P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OMERO SOLANO, SHIRLEY AMPARO</text:p>
          </table:table-cell>
          <table:table-cell table:number-columns-repeated="8" office:value-type="string">
            <text:p>P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ILVA BARREDA, SONALI</text:p>
          </table:table-cell>
          <table:table-cell table:number-columns-repeated="8" office:value-type="string">
            <text:p>P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ICONA LAURA, KEVIN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RGAS MARQUEZ, BRAGEAN LUIS</text:p>
          </table:table-cell>
          <table:table-cell table:number-columns-repeated="8" office:value-type="string">
            <text:p>P</text:p>
          </table:table-cell>
          <table:table-cell/>
        </table:table-row>
      </table:table>
      <table:table table:name="Edat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column table:style-name="co22" table:number-columns-repeated="14" table:default-cell-style-name="Default"/>
        <table:table-column table:style-name="co3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L6</text:p>
          </table:table-cell>
          <table:table-cell office:value-type="string">
            <text:p>ASIST</text:p>
          </table:table-cell>
          <table:table-cell table:number-columns-repeated="13"/>
          <table:table-cell office:value-type="string">
            <text:p>P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NAHOLA VILCA, PIERO JAVIER</text:p>
          </table:table-cell>
          <table:table-cell/>
          <table:table-cell office:value-type="float" office:value="11">
            <text:p>11</text:p>
          </table:table-cell>
          <table:table-cell table:number-columns-repeated="6"/>
          <table:table-cell table:number-columns-repeated="3"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CAMERCCOA PEREZ, JHON</text:p>
          </table:table-cell>
          <table:table-cell table:number-columns-repeated="10"/>
          <table:table-cell table:number-columns-repeated="2"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SCOBEDO OCAÑA, JOSE ANTONIO</text:p>
          </table:table-cell>
          <table:table-cell/>
          <table:table-cell office:value-type="float" office:value="11">
            <text:p>11</text:p>
          </table:table-cell>
          <table:table-cell table:number-columns-repeated="6"/>
          <table:table-cell table:number-columns-repeated="4" office:value-type="string">
            <text:p>P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ARCIA RENGIFO, BRAYAN EMILIO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LANOS HUANCA, EDWIN DIONY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table:number-columns-repeated="7" office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RENZO QUILLA, FANNY LORENA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5"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ONROY VILCAHUAMAN, JOSE LUIS</text:p>
          </table:table-cell>
          <table:table-cell office:value-type="float" office:value="20">
            <text:p>20</text:p>
          </table:table-cell>
          <table:table-cell table:number-columns-repeated="5"/>
          <table:table-cell table:number-columns-repeated="5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ONTALICO LAQUIHUANACO, FELIX</text:p>
          </table:table-cell>
          <table:table-cell table:number-columns-repeated="2" office:value-type="float" office:value="14">
            <text:p>14</text:p>
          </table:table-cell>
          <table:table-cell table:number-columns-repeated="4"/>
          <table:table-cell table:number-columns-repeated="5"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UÑOZ ROMANI, AROLDO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  <table:table-cell table:number-columns-repeated="2" office:value-type="string">
            <text:p>P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LAECHEA SANCHEZ, RODRIGO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QUISPE RODRIGUEZ, BRYAN ANTHONY</text:p>
          </table:table-cell>
          <table:table-cell table:number-columns-repeated="6"/>
          <table:table-cell table:number-columns-repeated="3" office:value-type="string">
            <text:p>P</text:p>
          </table:table-cell>
          <table:table-cell table:number-columns-repeated="3"/>
          <table:table-cell table:number-columns-repeated="2" office:value-type="string">
            <text:p>P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ANCHEZ FERIA, YELTSIN</text:p>
          </table:table-cell>
          <table:table-cell table:number-columns-repeated="8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AMATA FLORES, ESTEBAN PEDRO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5"/>
          <table:table-cell table:number-columns-repeated="4" office:value-type="string">
            <text:p>P</text:p>
          </table:table-cell>
          <table:table-cell office:value-type="string">
            <text:p>T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ANCA VERA, OSWALDO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office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ZEVALLOS BACA, STING LUIS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table:number-columns-repeated="2" office:value-type="string">
            <text:p>P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LAS FELICIANO, VANESA DIANA</text:p>
          </table:table-cell>
          <table:table-cell table:number-columns-repeated="12"/>
          <table:table-cell office:value-type="string">
            <text:p>P</text:p>
          </table:table-cell>
          <table:table-cell table:number-columns-repeated="8"/>
        </table:table-row>
      </table:table>
      <table:database-ranges>
        <table:database-range table:target-range-address="TeoB.B3:TeoB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13/06/2018</text:date>, <text:time>15:3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Jose Luis Corrales Delgado</meta:initial-creator>
    <meta:creation-date>2018-05-02T16:01:43</meta:creation-date>
    <dc:date>2018-06-13T15:38:34</dc:date>
    <dc:creator>Carlo Jose Luis Corrales Delgado</dc:creator>
    <meta:editing-duration>P7DT19H33M21S</meta:editing-duration>
    <meta:editing-cycles>76</meta:editing-cycles>
    <meta:generator>OpenOffice/4.1.3$Unix OpenOffice.org_project/413m1$Build-9783</meta:generator>
    <meta:document-statistic meta:table-count="7" meta:cell-count="1005" meta:object-count="0"/>
  </office:meta>
</office:document-meta>
</file>